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mssbx10" svg:font-family="cmssbx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2.932cm" fo:min-width="2.68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4.75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  <style:text-properties style:font-relief="none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mssbx10" fo:font-size="36pt" style:font-size-asian="36pt" style:font-size-complex="36pt" style:font-relief="none"/>
    </style:style>
    <style:style style:name="T1" style:family="text">
      <style:text-properties fo:color="#ffffff" style:font-name="cmssbx10" fo:font-size="36pt" style:font-size-asian="36pt" style:font-size-complex="36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.5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cm" svg:height="5cm" svg:x="0cm" svg:y="0cm">
          <draw:text-box>
            <text:p text:style-name="P2"><text:span text:style-name="T1">peta</text:span></text:p>
            <text:p text:style-name="P2"><text:span text:style-name="T1">pico</text:span></text:p>
            <text:p text:style-name="P2"><text:span text:style-name="T1">w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mssbx10" svg:font-family="cmssbx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2-06-11T16:42:22</meta:creation-date>
    <dc:date>2015-09-25T20:38:28.352633200</dc:date>
    <dc:creator>Tobias Kuhn</dc:creator>
    <meta:editing-duration>PT2H42M50S</meta:editing-duration>
    <meta:editing-cycles>80</meta:editing-cycles>
    <meta:generator>LibreOffice/4.4.2.2$Linux_X86_64 LibreOffice_project/40m0$Build-2</meta:generator>
    <meta:document-statistic meta:object-count="2"/>
  </office:meta>
</office:document-meta>
</file>